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C8000000C8C42D479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8pt" style:text-underline-style="solid" style:text-underline-width="auto" style:text-underline-color="font-color" style:font-size-asian="8pt" style:font-size-complex="8pt"/>
    </style:style>
    <style:style style:name="P3" style:family="paragraph" style:parent-style-name="Standard">
      <style:paragraph-properties fo:margin-left="8.001cm" fo:margin-right="0cm" fo:margin-top="0cm" fo:margin-bottom="0cm" fo:text-indent="0cm" style:auto-text-indent="false"/>
    </style:style>
    <style:style style:name="P4" style:family="paragraph" style:parent-style-name="Standard">
      <style:paragraph-properties fo:margin-top="0cm" fo:margin-bottom="0cm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join-border="false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8" style:family="paragraph" style:parent-style-name="Header">
      <style:paragraph-properties fo:text-align="end" style:justify-single-word="false"/>
    </style:style>
    <style:style style:name="T1" style:family="text">
      <style:text-properties fo:language="en" fo:country="US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color="#ff0000" fo:language="en" fo:country="US" fo:font-weight="bold" style:font-weight-asian="bold" style:font-weight-complex="bold"/>
    </style:style>
    <style:style style:name="T4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ext-input text:description="&lt;#=NOM#&gt;">NOM</text:text-input> <text:text-input text:description="&lt;#=PRENOM#&gt;">PRENOM</text:text-input></text:p>
      <text:p text:style-name="Standard"><text:text-input text:description="&lt;#=ADDRESS#&gt;">ADDRESS</text:text-input></text:p>
      <text:p text:style-name="Standard"><text:span text:style-name="texte"/></text:p>
      <text:p text:style-name="P3"><text:span text:style-name="texte"><text:span text:style-name="T1">Le </text:span></text:span><text:span text:style-name="texte"><text:span text:style-name="T1"><text:text-input text:description="&lt;#=TEST_DATE#&gt;">TEST_DATE</text:text-input></text:span></text:span></text:p>
      <text:p text:style-name="Standard"><text:span text:style-name="texte"/></text:p>
      <text:p text:style-name="Standard"><text:span text:style-name="texte">Objet : </text:span><text:span text:style-name="texte"><text:text-input text:description="&lt;#=TITRE#&gt;">TITRE</text:text-input></text:span></text:p>
      <text:p text:style-name="Standard"><text:span text:style-name="texte"/></text:p>
      <text:p text:style-name="P7"><text:span text:style-name="texte">Madame, Monsieur,</text:span></text:p>
      <text:p text:style-name="P7"><text:span text:style-name="texte">Test long </text:span><text:span text:style-name="texte"><text:span text:style-name="T1"><text:text-input text:description="&lt;#=TEST_LONG#&gt;">TEST_LONG</text:text-input></text:span></text:span></text:p>
      <text:p text:style-name="P7"><text:span text:style-name="texte">Test double </text:span><text:span text:style-name="texte"><text:span text:style-name="T1"><text:text-input text:description="&lt;#=TEST_DOUBLE#&gt;">TEST_DOUBLE</text:text-input></text:span></text:span></text:p>
      <text:p text:style-name="P7"><text:span text:style-name="texte">Test integer </text:span><text:span text:style-name="texte"><text:span text:style-name="T1"><text:text-input text:description="&lt;#=TEST_INTEGER#&gt;">TEST_INTEGER</text:text-input></text:span></text:span></text:p>
      <text:p text:style-name="P7"><text:span text:style-name="texte">Test boolean </text:span><text:span text:style-name="texte"><text:span text:style-name="T1"><text:text-input text:description="&lt;#=BOOLEAN_1#&gt;">BOOLEAN_1</text:text-input></text:span></text:span></text:p>
      <text:p text:style-name="P7"><text:span text:style-name="texte"><text:span text:style-name="T1">Test is boolean </text:span></text:span><text:span text:style-name="texte"><text:span text:style-name="T1"><text:script script:language="KScript">&lt;#if  BOOLEAN_2 #&gt;</text:script></text:span></text:span><text:span text:style-name="texte"><text:span text:style-name="T3">boolean 2</text:span></text:span><text:span text:style-name="texte"><text:span text:style-name="T1"><text:script script:language="KScript">&lt;#endif#&gt;</text:script></text:span></text:span><text:span text:style-name="texte"><text:span text:style-name="T1"> <text:s text:c="3"/></text:span></text:span><text:span text:style-name="texte"><text:span text:style-name="T1"><text:script script:language="KScript">&lt;#if BOOLEAN_3 #&gt;</text:script></text:span></text:span><text:span text:style-name="texte"><text:span text:style-name="T3">boolean 3</text:span></text:span><text:span text:style-name="texte"><text:span text:style-name="T3"><text:script script:language="KScript">&lt;#endif#&gt;</text:script></text:span></text:span><text:span text:style-name="texte"><text:span text:style-name="T3"> </text:span></text:span></text:p>
      <text:p text:style-name="P6"><text:span text:style-name="texte"><text:span text:style-name="T1"><text:text-input text:description="&lt;#=COMMENTAIRE#&gt;">COMMENTAIRE</text:text-input></text:span></text:span></text:p>
      <text:p text:style-name="P5"><text:span text:style-name="texte"><text:span text:style-name="T1"/></text:span></text:p>
      <text:p text:style-name="P4"><text:span text:style-name="texte"><text:span text:style-name="T2"/></text:span></text:p>
      <text:p text:style-name="P1"><text:span text:style-name="texte">Je reste à votre disposition pour tout complément d’information.</text:span></text:p>
      <text:p text:style-name="P1"><text:span text:style-name="texte">Avec mes remerciements, je vous prie d'agréer, Madame, Monsieur, l'expression de mes sentiments distingués.</text:span></text:p>
      <text:p text:style-name="Standard"><text:span text:style-name="texte"><text:span text:style-name="T1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olice_20_par_20_défaut" style:display-name="Police par défaut" style:family="text"/>
    <style:style style:name="texte" style:family="text" style:parent-style-name="Police_20_par_20_défaut"/>
    <style:style style:name="WW8Num6z0" style:family="text">
      <style:text-properties style:font-name="Calibri" style:font-name-asian="Calibri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5z0" style:family="text">
      <style:text-properties style:font-name="Calibri" style:font-name-asian="Calibri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7z0" style:family="text">
      <style:text-properties style:font-name="Symbol" style:font-name-asian="Calibri" style:font-name-complex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2z0" style:family="text">
      <style:text-properties style:font-name="Symbol" style:font-name-asian="Calibri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&lt;#image LOGO#&gt;" text:anchor-type="paragraph" svg:x="13.869cm" svg:y="0cm" svg:width="3.09cm" svg:height="3.09cm" draw:z-index="0"><draw:image xlink:href="Pictures/10000000000000C8000000C8C42D479E.gif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ugo bigot</meta:initial-creator>
    <meta:creation-date>2009-04-22T10:30:25.01</meta:creation-date>
    <dc:date>2009-07-10T16:55:59.51</dc:date>
    <meta:editing-duration>PT06H46M07S</meta:editing-duration>
    <meta:editing-cycles>19</meta:editing-cycles>
    <meta:generator>OpenOffice.org/3.1$Win32 OpenOffice.org_project/310m11$Build-9399</meta:generator>
    <meta:document-statistic meta:table-count="0" meta:image-count="1" meta:object-count="0" meta:page-count="1" meta:paragraph-count="13" meta:word-count="53" meta:character-count="373"/>
    <meta:user-defined meta:name="Info 1"/>
    <meta:user-defined meta:name="Info 2"/>
    <meta:user-defined meta:name="Info 3"/>
    <meta:user-defined meta:name="Info 4"/>
  </office:meta>
</office:document-meta>
</file>